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ey Beach - cs406 - Advanced Particle Systems - Winter Term 2010 </text:p>
      <text:p text:style-name="Standard"/>
      <text:p text:style-name="Standard"/>
      <text:p text:style-name="Standard">Overview</text:p>
      <text:p text:style-name="Standard">This document describes the design and implementation of a fluid simulation using the smoothed particle hydrodynamics method. </text:p>
      <text:p text:style-name="Standard"/>
      <text:p text:style-name="Standard">It was my goal at the beginning of the term to have a fully realized fluid simulation; while I have not realized that goal, I have a good starting point from which to work. <text:s/>My program can run through 'large' numbers of particles moving each in a way that is consistent. </text:p>
      <text:p text:style-name="Standard"/>
      <text:p text:style-name="P1">Design</text:p>
      <text:p text:style-name="P2"/>
      <text:p text:style-name="P2">The design of this program was centered around that data that I would be handling. <text:s/>The sph and the SmoothedParticle classes are the main workhorses of this program. <text:s/>This SmoothedParticle class manages the data and functionality of the single particle. <text:s/>There is one other important class worth mentioning; the ogl is a object oriented wrapper for the c OpenGL library. <text:s/>The ogl's display function is <text:s/>where the most important functions in sph and there for SmoothedParticle get called from. <text:s/></text:p>
      <text:p text:style-name="P2"/>
      <text:p text:style-name="P2">The sph class is responsible for managing the individual SmoothedParticles and their interactions. </text:p>
      <text:p text:style-name="P2">Every time the display function is called sph calls SmoothedPartcle's force functions. <text:s/>The procedure of sph::applyForces is as follows.</text:p>
      <text:p text:style-name="P2"/>
      <text:list xml:id="list630926684" text:style-name="L1">
        <text:list-item>
          <text:p text:style-name="P4">Sort the vector of SmoothedParticles according to their Z coordinate values.</text:p>
        </text:list-item>
        <text:list-item>
          <text:p text:style-name="P4">Enter a 2 layer nested loop.</text:p>
          <text:list>
            <text:list-item>
              <text:p text:style-name="P4">Layer one picks a particle</text:p>
            </text:list-item>
            <text:list-item>
              <text:p text:style-name="P4">Layer two iterates down the vector, it the pair of particles are in range of each other, it calles both apply force functions, which causes the particles to interact with each other.</text:p>
            </text:list-item>
            <text:list-item>
              <text:p text:style-name="P4">When layer two finds a particle that has a Z coordinate that is out of range of the first particle it breaks, and the process it repeated.</text:p>
            </text:list-item>
          </text:list>
        </text:list-item>
        <text:list-item>
          <text:p text:style-name="P4">When the entire structure has been traversed the position of each particle is updated, and the applyForces function returns to display where each particle's display function is called.</text:p>
        </text:list-item>
      </text:list>
      <text:p text:style-name="P2"/>
      <text:p text:style-name="P2">This is the main function of the sph class; to step through the data structure of SmoothedParticles and facilitate the interactions between them. <text:s/></text:p>
      <text:p text:style-name="P2"/>
      <text:p text:style-name="P2">The SmoothedParticle class is where all the forces for the particle interactions are calculated. <text:s/>When the <text:s/></text:p>
      <text:p text:style-name="P2">applyForces function is called the SmoothedParticle finds the distance between it and its neighbor calculates several values, and applies the formulas Harada (1-10). <text:s/>After this the force given by Harad (1-10) is applied to the velocity of the particle and finally the velocity is applied to the position. </text:p>
      <text:p text:style-name="P2"/>
      <text:p text:style-name="P2">This is the most important part of the program as it is the sole determiner of the particle's motion.</text:p>
      <text:p text:style-name="P2"/>
      <text:p text:style-name="P1"/>
      <text:p text:style-name="P1"/>
      <text:p text:style-name="P1"/>
      <text:p text:style-name="P1"><text:soft-page-break/>Challenges</text:p>
      <text:p text:style-name="P1"/>
      <text:p text:style-name="P2">I faced several problems over the course of this program. <text:s/>The first was its known size. <text:s/>I knew from the start that this was going to be the largest program that I had ever completed. <text:s/>Careful design made this much more manageable.</text:p>
      <text:p text:style-name="P2"/>
      <text:p text:style-name="P2">The second major challenge was related to memory management. My program was a virtual sieve and leaked memory in torrents. <text:s/>This limited my program to no more than 104 particles. <text:s/>After this the program window would not show up, if I waited too long the computer would crash. <text:s/>After a day or two learning and poking around with valgrind I was able to isolate all of the leaks in my own program and could have 10's of thousands of particles. <text:s/>This lead to the next major problem.</text:p>
      <text:p text:style-name="P2"/>
      <text:p text:style-name="P2">The limitation of my first naive traversal of the structure of particles was pretty terrible. <text:s/>It was a lazy traversal that was meant to get something working quickly so that I could test the visual output. <text:s/>The first algorithm that I implemented was at least O(n^2). <text:s/>There was no distance pruning implemented, the loops just compared every particle to every other. <text:s/>When I implemented the current algorithm the speed of the simulation increased by a huge margin. <text:s/>Before I could not simulate more that 1000 particles with kind of reasonable speed. <text:s/>Now I have sped it up so that I can have 50X that with about equivalent performance. <text:s/>The performance now must be about O(N log(N) + XN) where X is in general 5-10. <text:s/>It the worst case, where all of the particles are packed into less than the pruning distance the performance is still O(n^2).</text:p>
      <text:p text:style-name="P2"/>
      <text:p text:style-name="P2">The final obstacle, and the one that I am currently wrestling with is the function that dictates the force that each particle exerts on it's neighbors. <text:s/>This is proving to be by far the most difficult and hard to understand part of this project. <text:s/>The first implementation that I created was not so much a simulation of a fluid as a random explosion. <text:s/>After reading Monaghan I changed the formula using his kernel function and got a result that didn't explode. <text:s/>Looking more closely I could see particles altering course in response to nearby particles. <text:s/>I could also see particles being ejected from the bounds of the cube in which they had been randomly placed. <text:s/>I believe this is probably due to experiencing a “gravitational slingshot”. <text:s/>This was significantly better than what is was doing, but still not quit what I was looking for. <text:s/>After some searching I found Harada. <text:s/>I started implementing his math and that brings me to where I am now. <text:s/>The particles start out in a 5X5X5 box and immediately start to fall due to gravity. <text:s/>They bounce for a short time and then start to slowly spread out. <text:s/>This spreading continues and the particles reach a point where they are fairly evenly distributed with particles hardly moving. <text:s/>Later on I think I will try to plot the average distance between particles in relation to time.</text:p>
      <text:p text:style-name="P2"/>
      <text:p text:style-name="P1">Future Challenges</text:p>
      <text:p text:style-name="P2"/>
      <text:p text:style-name="P2">When the term started you may remember that I came to you with a *ahem* rather ambitious list of things that I wanted to get done. <text:s/>This has been a really fun project, and I would like to continue to work on it in my spare time.</text:p>
      <text:p text:style-name="P2"/>
      <text:p text:style-name="P2">The first goal will be to further improve the performance of the system. <text:s/>The first step will be to implement a bucket sort using voxels that are about as big as twice the maximum distance that two particles will interact. <text:s/>Since I plan on rendering to a video file this will allow me to do calculations on several computers simultaneously drastically improving performance.</text:p>
      <text:p text:style-name="P2"><text:soft-page-break/>The second task I will complete will be to turn the field of particles into a cohesive unit using an method such as metaballs or marching cubes. <text:s/>This will allow me to use some better looking rendering methods such as ray tracing and caustics mapping. <text:s/>Which will be a great improvement over the way it looks at the moment.</text:p>
      <text:p text:style-name="P2"/>
      <text:p text:style-name="P1">Conclusion<text:span text:style-name="T1"> </text:span></text:p>
      <text:p text:style-name="P2"/>
      <text:p text:style-name="P2">I feel that I have learned a lot from this project. <text:s/>I have improved my coding and design abilities. <text:s/>I have drastically improved my ability to debug and trouble shoot odd or difficult errors. <text:s/>And most of all I have gotten a greater look into computer graphics. <text:s/>While some of my skill are still lacking (i.e. my math skills) I think this is a field that I could enjoy immensely. </text:p>
      <text:p text:style-name="P2"/>
      <text:p text:style-name="P2"/>
      <text:p text:style-name="P2"/>
      <text:p text:style-name="P1">References</text:p>
      <text:p text:style-name="P2"/>
      <text:p text:style-name="P2">Harada T., Seiichi K., Yoichiro K., Smoothed Particle Hydrodynamics on GPU's</text:p>
      <text:p text:style-name="P2"/>
      <text:p text:style-name="P2">Monaghan, J.: Smoothed particle hydrodynamics.</text:p>
      <text:p text:style-name="P2">Astron.Astrophys. 147, 135–143 (1985)</text:p>
      <text:p text:style-name="P2"/>
      <text:p text:style-name="P2">I also used several Wikipedia articles.</text:p>
      <text:p text:style-name="P2"><text:a xlink:type="simple" xlink:href="http://en.wikipedia.org/wiki/Smoothed-particle_hydrodynamics">http://en.wikipedia.org/wiki/Smoothed-particle_hydrodynamics</text:a></text:p>
      <text:p text:style-name="P2"><text:a xlink:type="simple" xlink:href="http://en.wikipedia.org/wiki/Metaballs">http://en.wikipedia.org/wiki/Metaballs</text:a></text:p>
      <text:p text:style-name="P2"><text:a xlink:type="simple" xlink:href="http://en.wikipedia.org/wiki/Marching_cubes">http://en.wikipedia.org/wiki/Marching_cube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sey </meta:initial-creator>
    <meta:creation-date>2010-12-13T22:12:49</meta:creation-date>
    <dc:date>2010-12-14T01:33:21</dc:date>
    <dc:creator>casey </dc:creator>
    <meta:editing-duration>PT00H43M02S</meta:editing-duration>
    <meta:editing-cycles>4</meta:editing-cycles>
    <meta:generator>OpenOffice.org/3.1$Unix OpenOffice.org_project/310m19$Build-9420</meta:generator>
    <meta:document-statistic meta:table-count="0" meta:image-count="0" meta:object-count="0" meta:page-count="3" meta:paragraph-count="37" meta:word-count="1193" meta:character-count="7087"/>
  </office:meta>
</office:document-meta>
</file>